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P_5f_TIGA">
      <style:text-properties officeooo:paragraph-rsid="0012e3d2"/>
    </style:style>
    <style:style style:name="P2" style:family="paragraph" style:parent-style-name="P_5f_TIGA">
      <style:text-properties fo:font-weight="normal" officeooo:paragraph-rsid="0013def3" style:font-weight-asian="normal" style:font-weight-complex="normal"/>
    </style:style>
    <style:style style:name="P3" style:family="paragraph" style:parent-style-name="P_5f_TIGA" style:list-style-name="sub_20_anak_20_pasal">
      <style:text-properties fo:font-weight="normal" officeooo:paragraph-rsid="0013def3" style:font-weight-asian="normal" style:font-weight-complex="normal"/>
    </style:style>
    <style:style style:name="P4" style:family="paragraph" style:parent-style-name="P_5f_TIGA" style:list-style-name="anak_20_pasal_20_dari_20_B">
      <style:text-properties fo:font-weight="normal" officeooo:paragraph-rsid="0013def3" style:font-weight-asian="normal" style:font-weight-complex="normal"/>
    </style:style>
    <style:style style:name="P5" style:family="paragraph" style:parent-style-name="P_5f_TIGA" style:list-style-name="anak_20_pasal">
      <style:text-properties fo:font-weight="bold" officeooo:paragraph-rsid="0013def3" style:font-weight-asian="bold" style:font-weight-complex="bold"/>
    </style:style>
    <style:style style:name="P6" style:family="paragraph" style:parent-style-name="P_5f_TIGA" style:list-style-name="pasal">
      <style:text-properties fo:font-weight="bold" officeooo:paragraph-rsid="0013def3" style:font-weight-asian="bold" style:font-weight-complex="bold"/>
    </style:style>
    <style:style style:name="P7" style:family="paragraph" style:parent-style-name="P_5f_TIGA" style:list-style-name="pasal">
      <style:text-properties fo:font-weight="bold" officeooo:rsid="0016274a" officeooo:paragraph-rsid="0016274a" style:font-weight-asian="bold" style:font-weight-complex="bold"/>
    </style:style>
    <style:style style:name="P8" style:family="paragraph" style:parent-style-name="P_5f_TIGA" style:list-style-name="anak_20_pasal_20_dari_20_D">
      <style:text-properties fo:font-weight="bold" officeooo:paragraph-rsid="0013def3" style:font-weight-asian="bold" style:font-weight-complex="bold"/>
    </style:style>
    <style:style style:name="P9" style:family="paragraph" style:parent-style-name="P_5f_TIGA" style:list-style-name="anak_20_pasal_20_dari_20_B">
      <style:text-properties fo:font-weight="bold" officeooo:paragraph-rsid="0013def3" style:font-weight-asian="bold" style:font-weight-complex="bold"/>
    </style:style>
    <style:style style:name="P10" style:family="paragraph" style:parent-style-name="P_5f_TIGA" style:list-style-name="sub_20_anak_20_pasal_20_dari_20_2">
      <style:text-properties fo:font-weight="bold" officeooo:paragraph-rsid="0013def3" style:font-weight-asian="bold" style:font-weight-complex="bold"/>
    </style:style>
    <style:style style:name="P11" style:family="paragraph" style:parent-style-name="P_5f_TIGA">
      <style:text-properties officeooo:paragraph-rsid="0013def3"/>
    </style:style>
    <style:style style:name="P12" style:family="paragraph" style:parent-style-name="P_5f_TIGA" style:list-style-name="sub_20_anak_20_pasal">
      <style:text-properties officeooo:paragraph-rsid="0013def3"/>
    </style:style>
    <style:style style:name="P13" style:family="paragraph" style:parent-style-name="P_5f_TIGA" style:list-style-name="anak_20_pasal_20_dari_20_D">
      <style:text-properties officeooo:paragraph-rsid="0013def3"/>
    </style:style>
    <style:style style:name="P14" style:family="paragraph" style:parent-style-name="P_5f_TIGA" style:list-style-name="anak_20_pasal_20_dari_20_B">
      <style:text-properties officeooo:paragraph-rsid="0016274a"/>
    </style:style>
    <style:style style:name="P15" style:family="paragraph" style:parent-style-name="P_5f_TIGA" style:list-style-name="sub_20_anak_20_pasal_20_dari_20_2">
      <style:text-properties officeooo:paragraph-rsid="0013def3"/>
    </style:style>
    <style:style style:name="P16" style:family="paragraph" style:parent-style-name="P_5f_TIGA" style:list-style-name="sub_20_sub_20_anak_20_pasal_20_dari_20_a_29_">
      <style:text-properties officeooo:paragraph-rsid="0013def3"/>
    </style:style>
    <style:style style:name="P17" style:family="paragraph" style:parent-style-name="P_5f_TIGA" style:list-style-name="sub_20_sub_20_anak_20_pasal_20_dari_20_b_29_">
      <style:text-properties officeooo:paragraph-rsid="0013def3"/>
    </style:style>
    <style:style style:name="P18" style:family="paragraph" style:parent-style-name="P_5f_TIGA" style:list-style-name="sub_20_anak_20_pasal_20_dari_20_3">
      <style:text-properties officeooo:paragraph-rsid="0013def3"/>
    </style:style>
    <style:style style:name="P19" style:family="paragraph" style:parent-style-name="P_5f_KEDUA">
      <style:paragraph-properties fo:text-align="justify" style:justify-single-word="false"/>
    </style:style>
    <style:style style:name="P20" style:family="paragraph" style:parent-style-name="P_5f_KEDUA">
      <style:paragraph-properties fo:line-height="150%" fo:text-align="justify" style:justify-single-word="false"/>
    </style:style>
    <style:style style:name="P21" style:family="paragraph" style:parent-style-name="P_5f_KEDUA">
      <style:text-properties officeooo:paragraph-rsid="0016274a"/>
    </style:style>
    <style:style style:name="P22" style:family="paragraph" style:parent-style-name="Standard">
      <style:paragraph-properties fo:margin-top="0cm" fo:margin-bottom="0cm" loext:contextual-spacing="false" fo:line-height="150%" fo:text-align="justify" style:justify-single-word="false"/>
      <style:text-properties officeooo:paragraph-rsid="000ef5c4"/>
    </style:style>
    <style:style style:name="P23" style:family="paragraph" style:parent-style-name="Standard" style:list-style-name="anak_20_bab">
      <style:paragraph-properties fo:margin-top="0cm" fo:margin-bottom="0cm" loext:contextual-spacing="false" fo:line-height="150%" fo:text-align="justify" style:justify-single-word="false"/>
      <style:text-properties fo:font-weight="bold" officeooo:paragraph-rsid="0012e3d2" style:font-weight-asian="bold" style:font-weight-complex="bold"/>
    </style:style>
    <style:style style:name="P24" style:family="paragraph" style:parent-style-name="Standard" style:list-style-name="pasal">
      <style:paragraph-properties fo:margin-top="0cm" fo:margin-bottom="0cm" loext:contextual-spacing="false" fo:line-height="150%" fo:text-align="justify" style:justify-single-word="false"/>
      <style:text-properties fo:font-weight="bold" officeooo:paragraph-rsid="0012e3d2" style:font-weight-asian="bold" style:font-weight-complex="bold"/>
    </style:style>
    <style:style style:name="P25" style:family="paragraph" style:parent-style-name="Standard" style:list-style-name="anak_20_pasal">
      <style:paragraph-properties fo:margin-top="0cm" fo:margin-bottom="0cm" loext:contextual-spacing="false" fo:line-height="150%" fo:text-align="justify" style:justify-single-word="false"/>
      <style:text-properties fo:font-weight="bold" officeooo:paragraph-rsid="000ef5c4" style:font-weight-asian="bold" style:font-weight-complex="bold"/>
    </style:style>
    <style:style style:name="P26" style:family="paragraph" style:parent-style-name="Standard" style:list-style-name="anak_20_bab">
      <style:paragraph-properties fo:margin-top="0cm" fo:margin-bottom="0cm" loext:contextual-spacing="false" fo:line-height="150%" fo:text-align="center" style:justify-single-word="false"/>
      <style:text-properties fo:font-weight="bold" officeooo:paragraph-rsid="0012e3d2" style:font-weight-asian="bold" style:font-weight-complex="bold"/>
    </style:style>
    <style:style style:name="P27" style:family="paragraph" style:parent-style-name="Standard" style:master-page-name="First_20_Page">
      <style:paragraph-properties fo:margin-top="0cm" fo:margin-bottom="0cm" loext:contextual-spacing="false" fo:line-height="150%" fo:text-align="center" style:justify-single-word="false" style:page-number="4"/>
      <style:text-properties fo:font-weight="bold" officeooo:paragraph-rsid="0012e3d2" style:font-weight-asian="bold" style:font-weight-complex="bold"/>
    </style:style>
    <style:style style:name="P28" style:family="paragraph" style:parent-style-name="Footer">
      <style:paragraph-properties fo:text-align="center" style:justify-single-word="false"/>
    </style:style>
    <style:style style:name="P29" style:family="paragraph" style:parent-style-name="Footer">
      <style:paragraph-properties fo:text-align="center" style:justify-single-word="false"/>
    </style:style>
    <style:style style:name="P30" style:family="paragraph" style:parent-style-name="Footer">
      <style:text-properties fo:language="id" fo:country="ID"/>
    </style:style>
    <style:style style:name="P31" style:family="paragraph" style:parent-style-name="Footer">
      <style:paragraph-properties fo:text-align="center" style:justify-single-word="false"/>
      <style:text-properties fo:language="id" fo:country="ID"/>
    </style:style>
    <style:style style:name="P32" style:family="paragraph" style:parent-style-name="Footer">
      <style:text-properties fo:language="id" fo:country="ID"/>
    </style:style>
    <style:style style:name="P33" style:family="paragraph" style:parent-style-name="Footer">
      <style:paragraph-properties fo:text-align="center" style:justify-single-word="false"/>
      <style:text-properties officeooo:rsid="0013def3" officeooo:paragraph-rsid="0013def3"/>
    </style:style>
    <style:style style:name="P34" style:family="paragraph" style:parent-style-name="Header">
      <style:paragraph-properties fo:text-align="end" style:justify-single-word="false"/>
    </style:style>
    <style:style style:name="P35" style:family="paragraph" style:parent-style-name="Header">
      <style:paragraph-properties fo:text-align="end" style:justify-single-word="false"/>
    </style:style>
    <style:style style:name="P36" style:family="paragraph" style:parent-style-name="Header">
      <style:paragraph-properties fo:text-align="end" style:justify-single-word="false"/>
      <style:text-properties officeooo:rsid="0011428f" officeooo:paragraph-rsid="0011428f"/>
    </style:style>
    <style:style style:name="P37" style:family="paragraph" style:parent-style-name="Header">
      <style:text-properties fo:language="id" fo:country="ID"/>
    </style:style>
    <style:style style:name="P38" style:family="paragraph" style:parent-style-name="Header">
      <style:text-properties fo:language="id" fo:country="ID"/>
    </style:style>
    <style:style style:name="P39" style:family="paragraph" style:parent-style-name="P_5f_EMPAT">
      <style:text-properties officeooo:paragraph-rsid="0016274a"/>
    </style:style>
    <style:style style:name="P40" style:family="paragraph" style:parent-style-name="P_5f_EMPAT" style:list-style-name="sub_20_anak_20_pasal">
      <style:text-properties officeooo:paragraph-rsid="0016274a"/>
    </style:style>
    <style:style style:name="T1" style:family="text">
      <style:text-properties fo:font-weight="bold" style:font-weight-asian="bold" style:font-weight-complex="bold"/>
    </style:style>
    <style:style style:name="T2" style:family="text">
      <style:text-properties style:font-name="Times New Roman" fo:font-size="12pt" fo:language="id" fo:country="ID" style:font-size-asian="12pt" style:font-name-complex="Times New Roman1" style:font-size-complex="12pt"/>
    </style:style>
    <style:style style:name="T3" style:family="text">
      <style:text-properties style:font-name="Times New Roman" fo:font-size="12pt" style:font-size-asian="12pt" style:font-size-complex="12pt"/>
    </style:style>
    <style:style style:name="T4" style:family="text">
      <style:text-properties style:font-name="Times New Roman" fo:language="id" fo:country="ID"/>
    </style:style>
    <style:style style:name="T5" style:family="text">
      <style:text-properties fo:color="#000000" style:font-name="Times New Roman" fo:font-size="12pt" fo:language="id" fo:country="ID" style:font-size-asian="12pt" style:font-name-complex="Times New Roman1" style:font-size-complex="12pt"/>
    </style:style>
    <style:style style:name="T6" style:family="text">
      <style:text-properties fo:color="#000000" style:font-name="Times New Roman" fo:font-size="12pt" fo:language="id" fo:country="ID" fo:font-style="italic" style:font-size-asian="12pt" style:font-style-asian="italic" style:font-name-complex="Times New Roman1" style:font-size-complex="12pt"/>
    </style:style>
    <style:style style:name="T7" style:family="text">
      <style:text-properties fo:color="#000000" style:font-name="Times New Roman" fo:font-size="12pt" fo:language="id" fo:country="ID" fo:font-weight="bold" style:font-name-asian="Times New Roman1" style:font-size-asian="12pt" style:font-weight-asian="bold" style:font-name-complex="Times New Roman1" style:font-size-complex="12pt" style:font-weight-complex="bold"/>
    </style:style>
    <style:style style:name="T8" style:family="text">
      <style:text-properties fo:color="#000000" style:font-name="Times New Roman" fo:font-size="12pt" fo:language="id" fo:country="ID" style:font-name-asian="Times New Roman1" style:font-size-asian="12pt" style:font-name-complex="Times New Roman1" style:font-size-complex="12pt"/>
    </style:style>
    <style:style style:name="T9" style:family="text">
      <style:text-properties fo:color="#000000" style:font-name="Times New Roman" fo:font-size="12pt" fo:language="id" fo:country="ID" fo:font-weight="normal" style:font-name-asian="Times New Roman1" style:font-size-asian="12pt" style:font-weight-asian="normal" style:font-name-complex="Times New Roman1" style:font-size-complex="12pt" style:font-weight-complex="normal"/>
    </style:style>
    <style:style style:name="T10" style:family="text">
      <style:text-properties fo:color="#000000" style:font-name="Times New Roman" fo:font-size="12pt" fo:letter-spacing="-0.002cm" fo:language="id" fo:country="ID" style:font-size-asian="12pt" style:font-name-complex="Times New Roman1" style:font-size-complex="12pt"/>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1cm" fo:margin-left="1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oft-page-break/><text:span text:style-name="T2">BAB II</text:span></text:p>
      <text:list xml:id="list3965913817" text:style-name="anak_20_bab">
        <text:list-header>
          <text:p text:style-name="P26"><text:span text:style-name="T2">TINJAUAN PUSTAKA</text:span></text:p>
        </text:list-header>
      </text:list>
      <text:p text:style-name="P22"><text:span text:style-name="T2"/></text:p>
      <text:list xml:id="list235256616307669" text:continue-numbering="true" text:style-name="anak_20_bab">
        <text:list-item>
          <text:p text:style-name="P23"><text:span text:style-name="T2">Deskripsi Teoritik</text:span></text:p>
        </text:list-item>
      </text:list>
      <text:list xml:id="list987412240" text:style-name="pasal">
        <text:list-item>
          <text:p text:style-name="P24"><text:span text:style-name="T2">Definisi Sistem</text:span></text:p>
        </text:list-item>
      </text:list>
      <text:p text:style-name="P_5f_KEDUA"><text:span text:style-name="T1">Jogianto</text:span> (2005:2) Menerangkan bahwa : Sistem adalah kumpulan dari elemen-elemen yang berinteraksi utuk mencapai suatu tujuan tertentu. Sistem ini menggambarakan suatu kejadian-kejadian dan kesatuan yang nyata adalah suatu objek nyata, seperti tempat, benda, dan orang-orang yang betul-betul ada dan terjadi.</text:p>
      <text:p text:style-name="P_5f_KEDUA"><text:span text:style-name="T1">Indrajit</text:span> (2001:2) Menerangkan bahwa : Sistem adalah kumpulan-kumpulan dari komponen-komponen yang memiliki unsur keterkaitan antara satu dengan lainnya.</text:p>
      <text:p text:style-name="P19"><text:span text:style-name="T1">Davis, G.B </text:span>(1991:45) Menerangkan bahwa : Sistem adalah kumpulan dari elemen-elemen yang beroperasi bersama-sama untuk menyelesaikan suatu sasaran.</text:p>
      <text:p text:style-name="P20">Suatu sistem terditi dari sejumlah komponen yang saling berinteraksi, yang artinya saling berkerja sama membentuk satu kesatuan sistem. Menurut <text:span text:style-name="T1">Jogiyanto</text:span> (2001:3), Suatu sistem mempunyai karakteristik atau sifat-sifat yang tertentu, yaitu :</text:p>
      <text:list xml:id="list402879375" text:style-name="anak_20_pasal">
        <text:list-item>
          <text:p text:style-name="P25"><text:span text:style-name="T2">Komponen Sistem ( components )</text:span></text:p>
        </text:list-item>
      </text:list>
      <text:p text:style-name="P1">Suatu sistem terdiri dari sejumlah komponen yang saling berinteraksi, yang artinya saling bekerja sama membentuk satu kesatuan. Komponen-komponen sistem atau elemen-elemen sistem dapat berupa suatu subsistem atau bagian-bagian dari sistem.</text:p>
      <text:list xml:id="list235256000373925" text:continue-numbering="true" text:style-name="anak_20_pasal">
        <text:list-item>
          <text:p text:style-name="P5"><text:span text:style-name="T5">Batasan Sistem ( </text:span><text:span text:style-name="T6">boundary</text:span><text:span text:style-name="T5"> )</text:span></text:p>
        </text:list-item>
      </text:list>
      <text:p text:style-name="P11"><text:span text:style-name="T5">Batas sistem merupakan daerah yang membatasi antara suatu sistem dengan sistem yang lainnya atau dengan lingkungan luarnya. Batas sistem ini memungkinkan suatu sistem dipandang </text:span><text:soft-page-break/><text:span text:style-name="T5">sebagai satu kesatuan. Batas suatu sistem menujukkan ruang lingkup (</text:span><text:span text:style-name="T6">scope</text:span><text:span text:style-name="T5">) dari sistem</text:span><text:span text:style-name="T10"> </text:span><text:span text:style-name="T5">tersebut.</text:span></text:p>
      <text:list xml:id="list235255128196382" text:continue-numbering="true" text:style-name="anak_20_pasal">
        <text:list-item>
          <text:p text:style-name="P5"><text:span text:style-name="T8">Lingkungan Luar Sistem ( environments )</text:span></text:p>
        </text:list-item>
      </text:list>
      <text:p text:style-name="P2"><text:span text:style-name="T8">Lingkungan luar dari suatu sistem adalah apapun diluar batas dari sistem yang mempengaruhi operasi sistem. Lingkungan luar <text:s/>sistem dapat bersifat menguntungkan dan dapat juga bersifat merugikan sistem tersebut. Lingkungan luar yang menguntungkan merupakan energi dari sistem dan harus tetap dijaga dan dipelihara. Sedang lingkungan luar yang merugikan harus ditahan dan dikendalikan, kalau tidak maka akan menggangu kelangsungan hidup dari sistem.</text:span></text:p>
      <text:list xml:id="list235255258191692" text:continue-numbering="true" text:style-name="anak_20_pasal">
        <text:list-item>
          <text:p text:style-name="P5"><text:span text:style-name="T8">Penghubung Sistem ( interface )</text:span></text:p>
        </text:list-item>
      </text:list>
      <text:p text:style-name="P2"><text:span text:style-name="T8">Penghubung sistem merupakan media penghubung antara satu subsistem yang lainnya. Melalui penghubung ini memungkinkan sumber daya mengalir dari satu subsistem ke subsistem lainnya.</text:span></text:p>
      <text:list xml:id="list235255291125488" text:continue-numbering="true" text:style-name="anak_20_pasal">
        <text:list-item>
          <text:p text:style-name="P5"><text:span text:style-name="T8">Masukan Sistem ( input )</text:span></text:p>
        </text:list-item>
      </text:list>
      <text:p text:style-name="P2"><text:span text:style-name="T8">Masukan sistem adalah energy yang dimasukkan ke dalam sistem. Masukan dapat berupa masukan perawatan (maintenance input) dan masukan sinyal (signal input). Maintenance input adalah energi yang di masukkan supaya sistem tersebut dapat beroperasi. Signal input adalah energi yang diproses untuk didapatkan keluaran.</text:span></text:p>
      <text:list xml:id="list235256985926190" text:continue-numbering="true" text:style-name="anak_20_pasal">
        <text:list-item>
          <text:p text:style-name="P5"><text:span text:style-name="T8">Keluaran <text:s/>Sistem ( output )</text:span></text:p>
        </text:list-item>
      </text:list>
      <text:p text:style-name="P2"><text:span text:style-name="T8">Keluaran sistem adalah hasil dari energy yang di olah dan di klasifikasikan menjadi keluaran yang berguna dan sisa pembuangan. Keluaran dapat merupakan masukan untuk subsistem yang lain atau kepada suprasistem.</text:span></text:p>
      <text:p text:style-name="P2"><text:span text:style-name="T8"/></text:p>
      <text:p text:style-name="P2"><text:span text:style-name="T8"/></text:p>
      <text:list xml:id="list235255361831112" text:continue-numbering="true" text:style-name="anak_20_pasal">
        <text:list-item>
          <text:p text:style-name="P5"><text:soft-page-break/><text:span text:style-name="T8"><text:s/>Pengolah Sistem ( Proses )</text:span></text:p>
        </text:list-item>
      </text:list>
      <text:p text:style-name="P2"><text:span text:style-name="T8">Suatu sistem dapat mempunyai suatu bagian pengolah yang akan merubah masukan menjadi keluaran, produksi akan mengolah masukan berupa bahan baku dan bahan-bahan yang lainnya menjadi keluaran berupa barang jadi.</text:span></text:p>
      <text:list xml:id="list235255289140626" text:continue-numbering="true" text:style-name="anak_20_pasal">
        <text:list-item>
          <text:p text:style-name="P5"><text:span text:style-name="T8">Sasaran Sistem ( objective )</text:span></text:p>
        </text:list-item>
      </text:list>
      <text:p text:style-name="P2"><text:span text:style-name="T8">Sasaran Sistem Merupakan tujuan yang akan dicapai untuk menentukan masukan yang dibutuhkan sistem dari keluaran yang akan dihasilkan sistem.</text:span></text:p>
      <text:p text:style-name="P2"><text:span text:style-name="T8">Sistem dapat di klarifikasikan dari beberapa sudut pandang diantaranya adalah sebagai berikut :</text:span></text:p>
      <text:list xml:id="list4140177935" text:style-name="sub_20_anak_20_pasal">
        <text:list-item>
          <text:p text:style-name="P3"><text:span text:style-name="T8">Sistem Abstrak ( Abstract System )</text:span></text:p>
        </text:list-item>
      </text:list>
      <text:p text:style-name="P39">Sistem abstrak (abstract system) adalah sistem yang berupa pemikiran atau ide-ide yang tidak tampak secara fisik. Sedangkan sistem fisik (physical system) adalah sistem yang ada secara fisik.</text:p>
      <text:list xml:id="list235255587707733" text:continue-numbering="true" text:style-name="sub_20_anak_20_pasal">
        <text:list-item>
          <text:p text:style-name="P40"><text:span text:style-name="T9">Sistem Alamiyah ( Natural System )</text:span></text:p>
        </text:list-item>
      </text:list>
      <text:p text:style-name="P39">Sistem Alamiyah ( Natural System ) adalah sistem yang terjadi melalui proses alam, tidak dibuat manusia. Sedangkan sistem buatan manusia (human made system) yang melibatkan interaksi antara manusia dengan mesin disebut dengan man-machine system.</text:p>
      <text:list xml:id="list235256484137171" text:continue-numbering="true" text:style-name="sub_20_anak_20_pasal">
        <text:list-item>
          <text:p text:style-name="P40"><text:span text:style-name="T9">Sistem Tertentu (Deterministic System)</text:span></text:p>
        </text:list-item>
      </text:list>
      <text:p text:style-name="P_5f_EMPAT">Sistem Tertentu (Deterministic System) adalah sistem yang beroperasi dengan tingkah laku yang sudah dapat diprediksi. Sedangkan sistem tak tentu (probabilistic system) adalah sistem yang kondisi masa depannya tidak dapat diprediksi karna mengandung unsur probabilitas.</text:p>
      <text:list xml:id="list235256331929708" text:continue-numbering="true" text:style-name="sub_20_anak_20_pasal">
        <text:list-item>
          <text:p text:style-name="P12"><text:span text:style-name="T9">Sistem tertutup (closed system)</text:span></text:p>
        </text:list-item>
      </text:list>
      <text:p text:style-name="P_5f_EMPAT"><text:soft-page-break/>Sistem tertutup (closed system) adalah sistem yang tidak berhubungan dan tidak terpengaruh dengan lingkungan luarnya. Sedangkan sistem terbuka (open system) adalah sistem yang berhubungan dan terpengaruh dengan lingkungan luarnya.</text:p>
      <text:p text:style-name="P2"><text:span text:style-name="T8"/></text:p>
      <text:list xml:id="list235256600158100" text:continue-list="list987412240" text:style-name="pasal">
        <text:list-item>
          <text:p text:style-name="P6"><text:span text:style-name="T8">Definisi Analisis Sistem </text:span></text:p>
        </text:list-item>
      </text:list>
      <text:p text:style-name="P_5f_KEDUA">Analisis sistem dapat didefinisikan sebagai penguraian dari suatu sistem informasi yang utuh ke dalam bagian-bagian komponennya dengan maksud untuk mengidentifikasikn dan mengevaluasi permasalahan-permasalahan, kesempatan-kesempatan, hambatan-hambatan yang terjadi dan kebutuhan-kebutuhan yang diharapkan sehingga dapat diusulkan perbaikan-perbaikannya. </text:p>
      <text:p text:style-name="P_5f_KEDUA">“penguraian dari suatu sistem informasi yang utuh kedalam bagian-bagian komponennya dengan maksud untuk mengidentifikasi dan mengevaluasi permasalahan-permasalahan kesempatan-kesempatan hambatan-hambatan yang terjadi dan kebutuhan-kebutuhan yang diharapkan sehingga dapat diusulkan perbaikan-perbaikannya” ( Hengky W. Pramana 2005:64) </text:p>
      <text:p text:style-name="P_5f_KEDUA">Tahap analisis sistem dilakukan setelah tahap perencanaan sistem dan sebelum tahap desain sistem. Tahap analisis sistem merupakan tahap-tahap yang kritis dan sangat penting, karena kesalahan didalam tahap ini akan menyebabkan kesalahan ditahap selanjutnya .</text:p>
      <text:p text:style-name="P_5f_KEDUA">Didalam tahap analisis sistem terdapat langkah-langkah dasar yang harus dilakukan oleh analis sistem, sebagai berikut:</text:p>
      <text:list xml:id="list3143509062" text:style-name="anak_20_pasal_20_dari_20_B">
        <text:list-item>
          <text:p text:style-name="P14"><text:span text:style-name="T8">Identify, yaitu mengidentifikasi masalah.</text:span></text:p>
        </text:list-item>
        <text:list-item>
          <text:p text:style-name="P14"><text:span text:style-name="T9">Understand, yaitu memahami kerja dari sistem yang ada.</text:span></text:p>
        </text:list-item>
        <text:list-item>
          <text:p text:style-name="P4"><text:span text:style-name="T8">Analyze, yaitu menganalisa sistem.</text:span></text:p>
        </text:list-item>
        <text:list-item>
          <text:p text:style-name="P4"><text:span text:style-name="T8">Report, yaitu membuat laporan hasil analisis.</text:span></text:p>
        </text:list-item>
      </text:list>
      <text:p text:style-name="P21"><text:soft-page-break/><text:span text:style-name="T1">Tujuan Analisis Data</text:span> yaitu untuk mengungkapkan data apa yang masih perlu dicari, keluhan apa yang ada di warga, pertanyaan apa yang perlu dijawab, metode apa yang harus digunakan untuk mendapatkan informasi baru dan kesalahan apa yang harus segera diperbaiki.</text:p>
      <text:p text:style-name="P21"><text:tab/></text:p>
      <text:list xml:id="list235256864518954" text:continue-list="list235256600158100" text:style-name="pasal">
        <text:list-item>
          <text:p text:style-name="P7"><text:span text:style-name="T8">Pengertian Informasi</text:span></text:p>
        </text:list-item>
      </text:list>
      <text:p text:style-name="P_5f_KEDUA"><text:tab/>Pengertian informasi menurut <text:span text:style-name="T1">Jogiyanto</text:span> (2001:8) “Informasi adalah data yang diolah menjadi bentuk lebih berarti bagi yang menerimanya”.</text:p>
      <text:p text:style-name="P_5f_KEDUA">Ciri – ciri informasi menurut Jogiyanto (2001:10) :</text:p>
      <text:list xml:id="list521854853" text:style-name="anak_20_pasal_20_dari_20_B">
        <text:list-item>
          <text:p text:style-name="P9"><text:span text:style-name="T8">Akurat </text:span></text:p>
        </text:list-item>
      </text:list>
      <text:p text:style-name="P_5f_TIGA">Informasi harus bebas dari kesalahan – kesalahan yang biasanya terjadi dan selain itu harus jelas maksud dan tujuannya, sehingga output (keluaran) bisa dipertanggung jawabkan.</text:p>
      <text:list xml:id="list235255913402106" text:continue-numbering="true" text:style-name="anak_20_pasal_20_dari_20_B">
        <text:list-item>
          <text:p text:style-name="P9"><text:span text:style-name="T8">Tepat Waktu</text:span></text:p>
        </text:list-item>
      </text:list>
      <text:p text:style-name="P_5f_TIGA">Informasi yang datang pada konsumen atau selaku pemakai tidak boleh terlambat karena informasi yang terlambat tidak akan mempunyai nilai lagi dalam pengambilan suatu keputusan.</text:p>
      <text:list xml:id="list235256476762832" text:continue-numbering="true" text:style-name="anak_20_pasal_20_dari_20_B">
        <text:list-item>
          <text:p text:style-name="P9"><text:span text:style-name="T8">Relevan</text:span></text:p>
        </text:list-item>
      </text:list>
      <text:p text:style-name="P2"><text:span text:style-name="T8">Informasi tersebut mempunyai manfaat dan informasi yang diterima di konsumen selaku pemakai dengan yang lainnya bisa berbeda – beda.</text:span></text:p>
      <text:list xml:id="list235256664589965" text:continue-numbering="true" text:style-name="anak_20_pasal_20_dari_20_B">
        <text:list-item>
          <text:p text:style-name="P9"><text:span text:style-name="T8">Lengkap </text:span></text:p>
        </text:list-item>
      </text:list>
      <text:p text:style-name="P2"><text:span text:style-name="T8">Informasi yang disajikan harus lengkap, efektif, efisien dan yang pasti harus tepat dan benar.</text:span></text:p>
      <text:p text:style-name="P2"><text:span text:style-name="T8"><text:s/></text:span></text:p>
      <text:list xml:id="list235256000759866" text:continue-list="list235256864518954" text:style-name="pasal">
        <text:list-item>
          <text:p text:style-name="P6"><text:span text:style-name="T8">Pengertian Sistem Informasi</text:span></text:p>
        </text:list-item>
      </text:list>
      <text:p text:style-name="P_5f_KEDUA">Menurut <text:span text:style-name="T1">Jogiyanto</text:span> (2001 : 11) “ sistem informasi adalah suatu sistem di dalam suatu organisasi yang mempertemukan kebutuhan <text:soft-page-break/>pengolahan transaksi harian, mendukung operasi, bersifat manajerial dan kegiatan strategi dari suatu organisasi dan menyediakan pihak luar tertentu dengan laporan-laporan yang diperlukan”.</text:p>
      <text:p text:style-name="P_5f_KEDUA">Dalam sistem informasi mempunyai komponen – komponen yang saling berhubungan, antara lain :</text:p>
      <text:list xml:id="list859191731" text:style-name="anak_20_pasal_20_dari_20_D">
        <text:list-item>
          <text:p text:style-name="P8"><text:span text:style-name="T8">Perangkat Keras (Hardware)</text:span></text:p>
        </text:list-item>
      </text:list>
      <text:p text:style-name="P_5f_TIGA">Merupakan komponen fisik berupa peralatan input, peralatan proses dan peralatan output.</text:p>
      <text:list xml:id="list235255951769229" text:continue-numbering="true" text:style-name="anak_20_pasal_20_dari_20_D">
        <text:list-item>
          <text:p text:style-name="P8"><text:span text:style-name="T8">Perangkat Lunak (Software)</text:span></text:p>
        </text:list-item>
      </text:list>
      <text:p text:style-name="P2"><text:span text:style-name="T8">Merupakan intruksi yang membuat komputer melakukan pekerjaan tertentu.</text:span></text:p>
      <text:list xml:id="list235255170677223" text:continue-numbering="true" text:style-name="anak_20_pasal_20_dari_20_D">
        <text:list-item>
          <text:p text:style-name="P8"><text:span text:style-name="T8">SDM (Brainware)</text:span></text:p>
        </text:list-item>
      </text:list>
      <text:p text:style-name="P_5f_TIGA">Sebagai User atau pengendali sistem</text:p>
      <text:p text:style-name="P2"><text:span text:style-name="T8"/></text:p>
      <text:list xml:id="list235255671446961" text:continue-list="list235256000759866" text:style-name="pasal">
        <text:list-item>
          <text:p text:style-name="P6"><text:span text:style-name="T8">Definisi RABEG</text:span></text:p>
        </text:list-item>
      </text:list>
      <text:p text:style-name="P_5f_KEDUA">Reaksi Atas Berita Warga (RABEG) merupakan sarana yang di sediakan oleh Dinas Lingkungan Hidup Kota Serang untuk warga Kota Serang guna memenuhi Pengaduan, Aspirasi, Keluhan dan Opini warga. Pada umumnya RABEG ini hanya menangani masalah yang ada di warga. Dinas Lingkungan Hidup Kota Serang bekerja sama dengan <text:s/>Organisasi Perangkat Daerah (OPD) dalam menangani masalah yang ada pada warga Kota Serang.</text:p>
      <text:p text:style-name="P2"><text:span text:style-name="T8"/></text:p>
      <text:list xml:id="list235254884995777" text:continue-numbering="true" text:style-name="pasal">
        <text:list-item>
          <text:p text:style-name="P6"><text:span text:style-name="T8">Analisa Terstruktur</text:span></text:p>
        </text:list-item>
      </text:list>
      <text:p text:style-name="P_5f_KEDUA">Menurut <text:span text:style-name="T1">Jogianto</text:span> (2001:70) Berpendapat bahwa ”analisa terstruktur merupakan suatu analisa yang menggunakan pendekatan secara bertahap, dan menghasilkan suatu spesifikasi system yang lebih baik dibandikan dengan cara yang lama.”</text:p>
      <text:list xml:id="list4029410025" text:style-name="anak_20_pasal_20_dari_20_D">
        <text:list-item>
          <text:p text:style-name="P8"><text:span text:style-name="T8">Data Flow Diagram (DFD)</text:span></text:p>
        </text:list-item>
      </text:list>
      <text:list xml:id="list3327415904" text:style-name="sub_20_anak_20_pasal_20_dari_20_2">
        <text:list-item>
          <text:p text:style-name="P15"><text:span text:style-name="T9">Konsep Data Flow Diagram</text:span></text:p>
        </text:list-item>
      </text:list>
      <text:p text:style-name="P_5f_EMPAT"><text:soft-page-break/>Data flow diagram adalah alat pembuat model yang memungkinkan professional system untuk menggambarkan sistem sebagai suatu jaringan proses fungsional yang dihubungkan satu sama lain dengan alur data baik secara manual maupun komputerisasi. DFD ini sering disebut juga dengan nama Bubble Chart atau diagram, model proses, diagram alur kerja atau model fungsi. DFD ini adalah satu alat pembuatan model yang sering digunakan, khususnya bila fungsi-fungsi sistem merupakan bagian yang lebih penting dan kompleks daripada data yang digunakan untuk menjelaskan aliran informasi dan transformasi data yang bergerak dari pemasukan data hingga keluaran.</text:p>
      <text:p text:style-name="P_5f_EMPAT">Untuk memudahkan pembacaan DFD, maka penggambaran DFD disusun berdasarkan tingkatan atau level dari atas kebawah, yaitu :</text:p>
      <text:list xml:id="list3314078060" text:style-name="sub_20_sub_20_anak_20_pasal_20_dari_20_a_29_">
        <text:list-item>
          <text:p text:style-name="P16"><text:span text:style-name="T9">Diagram Konteks (Level 0)</text:span></text:p>
        </text:list-item>
      </text:list>
      <text:p text:style-name="P_5f_LIMA">Merupakan diagram paling atas yang terdiri dari suatu proses dan menggambarkan ruang lingkup proses. Hal yang digambarkan dalam diagram konteks adalah hubungan terminator dengan sistem dan juga sistem dengan suatu proses sedangkan hal yang tidak digambarkan dalam diagram konteks adalah hubungan <text:s/>antara terminator dan data store.</text:p>
      <text:list xml:id="list235255714339651" text:continue-numbering="true" text:style-name="sub_20_sub_20_anak_20_pasal_20_dari_20_a_29_">
        <text:list-item>
          <text:p text:style-name="P16"><text:span text:style-name="T9">Diagram Zero (Level 1)</text:span></text:p>
        </text:list-item>
      </text:list>
      <text:p text:style-name="P_5f_LIMA">Merupakan diagram yang berada diantara Diagram Konteks dan Diagram Detail serta menggambarkan proses utama DFD. Hal yang digambarkan dalam Diagram Zero adalah proses utam dari sebuah hubungan Entitiy, Proses, alur data dan data store.</text:p>
      <text:p text:style-name="P2"><text:span text:style-name="T8"/></text:p>
      <text:list xml:id="list235256527235855" text:continue-list="list3327415904" text:style-name="sub_20_anak_20_pasal_20_dari_20_2">
        <text:list-item>
          <text:p text:style-name="P10"><text:soft-page-break/><text:span text:style-name="T8">Elemen – Elemen Data Flow Diagram</text:span></text:p>
        </text:list-item>
      </text:list>
      <text:list xml:id="list984994378" text:style-name="sub_20_sub_20_anak_20_pasal_20_dari_20_a_29_">
        <text:list-item>
          <text:p text:style-name="P16"><text:span text:style-name="T9">Kesatuan luar (External Entity) adalh suatu yang beradaa diluar sistem, namun dapat memberikan data ke sistem dan menerima data dari sistem. Kesatuan luar dapat berupa orang, organisasi atau sistem lainnya. Contohnya : pelanggan, proyek, suppliers. Kesatuan luar dapat disimbolkan dengan notasi kotak.</text:span></text:p>
        </text:list-item>
        <text:list-item>
          <text:p text:style-name="P16"><text:span text:style-name="T9">Arus Data (line) adalah mengalirya informasi yang komposisinya diketahui dan diberi symbol suatu garis anak panah yang menghubungkan komponen dari sistem. Arus data yang mengalir dapat membentuk seperti formulir atau dokumen yang digunakan perusahaan, surat-surat atau memo, data yang direkam kesatu file dan lain-lain.</text:span></text:p>
        </text:list-item>
        <text:list-item>
          <text:p text:style-name="P16"><text:span text:style-name="T9">Proses (process) adalah kegiatan atau kerja yang dilakukan oleh orang, mesin atau komputer dari hasil hasil suatu data yang masuk kedalam proses untuk dihasilkan arus data yang akan keluar dari proses. Dalam penamaan proses menggunakan kata tunggal, atau kata kerja, ungkapan kalimat sederhana <text:s/>untuk menguraikan proses yang sedang dilakukan. Proses dapat ditunjukkan dengan symbol lingkaran atau empat persegi panjang.</text:span></text:p>
        </text:list-item>
        <text:list-item>
          <text:p text:style-name="P16"><text:span text:style-name="T9">Simpanan Data (data store) adalah simpanan dari data berupa suatu agenda atau buku, arsip, file dan tempat acuan manual. Simpanan data digambarkan dengan garis sejajar yang tertutup disalah satu ujungnya. Untuk lebih jelasnya bias dilihat pada daftar symbol.</text:span></text:p>
        </text:list-item>
      </text:list>
      <text:p text:style-name="P2"><text:span text:style-name="T8"/></text:p>
      <text:list xml:id="list235256036368707" text:continue-list="list4029410025" text:style-name="anak_20_pasal_20_dari_20_D">
        <text:list-item>
          <text:p text:style-name="P8"><text:span text:style-name="T8">Entity Relationship Diagram (ERD)</text:span></text:p>
        </text:list-item>
      </text:list>
      <text:p text:style-name="P_5f_TIGA">Entity Relational Diagram (ERD) adalah sesuatu yang dapat dibedakan dalam dunia nyata dengan keberadaan yang bebaas baik <text:soft-page-break/>secara fisik maupun secara abstrak (konsep), mempunyai karateristik tertentu, dimana infromasi yang berkaitan dengannya dikumpulkan. Tipe entitas adalah sekumpulan entitas yang menggunakan sifat dan karateristik yang sama, sedangkan instance entitas adalah suatu kejadian tunggal dari tipe entitas. Simbol yang digunakan adalah empat persegi panjang serta pemberian nama baisanya menggunakan kata benda.</text:p>
      <text:p text:style-name="P_5f_TIGA"><text:span text:style-name="T8">Menurut </text:span><text:span text:style-name="T7">Bambang Robi’in</text:span><text:span text:style-name="T8"> (2002:52) Entity Relationship Diagram adalah notasi grafik dari sebuah model data atau sebuah model jaringan yang menjelaskan tentang data yang tersimpan (storage data) dari sebuah sistem. Adapun pendapat lain tentang ERD adalah suatu model jaringan (network) yang menggunakan susunan data yang disimpan dalam sistem secara abstrak. Tujuan utama dari penggambaran ERD adalah untuk menunjukkan struktur objek data (entity) dan hubungan (relationship) yang ada pada objek tersebut. ERD berguna bagi professional sistem, karena ERD memperlihatkan hubungan antara data store pada DFD.</text:span></text:p>
      <text:list xml:id="list1904929394" text:style-name="sub_20_anak_20_pasal_20_dari_20_3">
        <text:list-item>
          <text:p text:style-name="P18"><text:span text:style-name="T9">lemen-elemen Diagram Hubungan Entitas</text:span></text:p>
        </text:list-item>
      </text:list>
      <text:list xml:id="list4011946318" text:style-name="sub_20_sub_20_anak_20_pasal_20_dari_20_b_29_">
        <text:list-item>
          <text:p text:style-name="P17"><text:span text:style-name="T9">Entitas (Entity)</text:span></text:p>
        </text:list-item>
      </text:list>
      <text:p text:style-name="P_5f_LIMA">Pada ERD entitas digambarkan sebuah bentuk persegi panjang entity merupakan symbol utama dari E-R Diagram. Entity adalah sesuatu apa saja yang dalam sistem nyata maupun abstrak dimana data tersimpan. Entity diberi nama dengan kata benda dan dapat dikelompokkan dalam empat jenis nama yaitu orang, benda, lokasi dan kejadian (terdapat unsusr waktu).</text:p>
      <text:list xml:id="list235254933911406" text:continue-numbering="true" text:style-name="sub_20_sub_20_anak_20_pasal_20_dari_20_b_29_">
        <text:list-item>
          <text:p text:style-name="P17"><text:span text:style-name="T9">Penghubung (Relationship)</text:span></text:p>
        </text:list-item>
      </text:list>
      <text:p text:style-name="P_5f_LIMA">Pada E-R Diagram relationship dapat digambarkan dengan sebuah bentuk belah ketupat, relationship set adalah hubungan alami yang terjadi antar entitas. Pada umumnya <text:soft-page-break/>penghubung diberi nama kata kerja. Hubungan antara entitas dapat dengan cepat diketahui setelah entitas ditentukan. Penggambaran hubungan yang terjadi adalah sebuah bentuk ketupat dihubungkan dengan dua bentuk persegi panjang.</text:p>
      <text:list xml:id="list235255542908449" text:continue-numbering="true" text:style-name="sub_20_sub_20_anak_20_pasal_20_dari_20_b_29_">
        <text:list-item>
          <text:p text:style-name="P17"><text:span text:style-name="T9">Atribut (Atribute)</text:span></text:p>
        </text:list-item>
      </text:list>
      <text:p text:style-name="P_5f_LIMA">Secara umum atribut adalah sifat untuk karateristik dari tiap entitas maupun setiap relationship. Maksudnya atribut adalah sesuatu yang menjelaskan apa sebenarnya yang dimaksud entitas maupun relationship, sehingga sering dikatakan atribut adalah elemen dari setiap entitas dan relationship.</text:p>
      <text:list xml:id="list235256437596619" text:continue-list="list235256036368707" text:style-name="anak_20_pasal_20_dari_20_D">
        <text:list-item>
          <text:p text:style-name="P13"><text:span text:style-name="T9">Tingkat Hubungan (Cardinality)</text:span></text:p>
        </text:list-item>
      </text:list>
      <text:p text:style-name="P_5f_TIGA">Cardinality adalah tingkat hubungan yang terlihat dari segi keadian atau banyak tidaknya hubungan antara entitas pada E-R Diagram.</text:p>
      <text:p text:style-name="P2"><text:span text:style-name="T8">Terdapat tiga kemungkinan tingkat hubungan yang ada yaitu </text:span></text:p>
      <text:list xml:id="list1682487505" text:style-name="sub_20_anak_20_pasal_20_dari_20_3">
        <text:list-item>
          <text:p text:style-name="P18"><text:span text:style-name="T9">One To One (1 : 1)</text:span></text:p>
        </text:list-item>
      </text:list>
      <text:p text:style-name="P_5f_EMPAT">Tingkat hubungan dinyatakan satu pada satu kejadian entitas yang pertama, hanya mempunyai suatu hubungan dengan satu kejadian pada entitas yang kedua dan sebaliknya</text:p>
      <text:list xml:id="list235256032975421" text:continue-numbering="true" text:style-name="sub_20_anak_20_pasal_20_dari_20_3">
        <text:list-item>
          <text:p text:style-name="P18"><text:span text:style-name="T9">One To Many (1 : M)</text:span></text:p>
        </text:list-item>
      </text:list>
      <text:p text:style-name="P_5f_EMPAT">Tingkat hubungan satu pada banyak adalah sama dengan banyak pada satu tergantung dari arah mana hubungan tersebut dilihat. Untuk satu kejadian pada entitas yang pertama dan mempunyai banyak hubungan dengan kejadian entitas yang kedua, sebaliknya satu kejadian pada entitas yang kedua hanya dapat mempunyai satu hubungan dengan satu kejadian pada entitas yang pertama.</text:p>
      <text:p text:style-name="P_5f_EMPAT"/>
      <text:list xml:id="list235255900105342" text:continue-numbering="true" text:style-name="sub_20_anak_20_pasal_20_dari_20_3">
        <text:list-item>
          <text:p text:style-name="P18"><text:soft-page-break/><text:span text:style-name="T9">Many To Many (M : N)</text:span></text:p>
        </text:list-item>
      </text:list>
      <text:p text:style-name="P_5f_EMPAT">Tingkat hubungan banyak dengan banyak terjadi jika tiap kejadian pada sebuah entitas akan mempunyai banyak hubungan dengan kejadian pad entitas ainnya. Baik dilihat di sisis entitas yang pertama maupun dilihat dari sisi yang kedua.</text:p>
      <text:p text:style-name="P2"><text:span text:style-name="T8"/></text:p>
      <text:p text:style-name="P2"><text:span text:style-name="T8"/></text:p>
      <text:p text:style-name="P2"><text:span text:style-name="T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_5f_PERTAMA" style:display-name="P_PERTAMA" style:family="paragraph" style:parent-style-name="Standard">
      <style:paragraph-properties fo:margin-left="0.7cm" fo:margin-right="0cm" fo:line-height="150%" fo:text-align="justify" style:justify-single-word="false" fo:text-indent="1.199cm" style:auto-text-indent="false"/>
    </style:style>
    <style:style style:name="P_5f_KEDUA" style:display-name="P_KEDUA" style:family="paragraph" style:parent-style-name="P_5f_PERTAMA">
      <style:paragraph-properties fo:margin-left="1.7cm" fo:margin-right="0cm" fo:line-height="150%" fo:text-align="justify" style:justify-single-word="false" fo:text-indent="1.199cm" style:auto-text-indent="false"/>
    </style:style>
    <style:style style:name="P_5f_TIGA" style:display-name="P_TIGA" style:family="paragraph" style:parent-style-name="P_5f_KEDUA">
      <style:paragraph-properties fo:margin-left="2.499cm" fo:margin-right="0cm" fo:text-indent="1.199cm" style:auto-text-indent="false"/>
    </style:style>
    <style:style style:name="P_5f_EMPAT" style:display-name="P_EMPAT" style:family="paragraph" style:parent-style-name="P_5f_TIGA">
      <style:paragraph-properties fo:margin-left="3.2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P_5f_LIMA" style:display-name="P_LIMA" style:family="paragraph" style:parent-style-name="P_5f_EMPAT">
      <style:paragraph-properties fo:margin-left="3.9cm" fo:margin-right="0cm" fo:text-indent="0cm" style:auto-text-indent="false"/>
    </style:style>
    <style:style style:name="Numbering_20_Symbols" style:display-name="Numbering Symbols" style:family="text"/>
    <style:style style:name="Default_20_Paragraph_20_Font" style:display-name="Default Paragraph Font" style:family="text"/>
    <style:style style:name="apple-converted-space" style:family="text" style:parent-style-name="Default_20_Paragraph_20_Font"/>
    <style:style style:name="ListLabel_20_143" style:display-name="ListLabel 143" style:family="text">
      <style:text-properties style:font-name="Times New Roman" fo:font-family="'Times New Roman'" style:font-family-generic="roman" fo:font-size="12pt" style:font-size-asian="12pt" style:font-name-complex="Symbol" style:font-family-complex="Symbol"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Times New Roman" fo:font-family="'Times New Roman'" style:font-family-generic="roman" fo:font-size="12pt" fo:font-weight="bold" style:font-size-asian="12pt"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anak_20_bab" style:display-name="anak bab">
      <text:list-level-style-number text:level="1" text:style-name="Numbering_20_Symbols" style:num-suffix="." style:num-format="A">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
      <text:list-level-style-number text:level="1" style:num-prefix="A."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 style:display-name="sub anak pasal">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B."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A" style:display-name="anak pasal dari A">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1" style:display-name="sub anak pasal dari 1">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1" style:display-name="pasal dari 1">
      <text:list-level-style-number text:level="1" style:num-prefix="C."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A." style:num-suffix="." style:num-format="1" text:start-value="2">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6" text:style-name="ListLabel_20_14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3.97cm"/>
        </style:list-level-properties>
        <style:text-properties fo:font-family="'Courier New'" style:font-style-name="Regular" style:font-pitch="fixed"/>
      </text:list-level-style-bullet>
      <text:list-level-style-bullet text:level="9" text:style-name="ListLabel_20_151" style:num-suffix="" text:bullet-char="">
        <style:list-level-properties text:list-level-position-and-space-mode="label-alignment">
          <style:list-level-label-alignment text:label-followed-by="listtab" fo:text-indent="-0.635cm" fo:margin-left="15.2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5.1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4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2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0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3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52"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SIMBOL" style:display-name="anak pasal SIMBOL">
      <text:list-level-style-bullet text:level="1" text:style-name="Bullet_20_Symbols" text:bullet-char="•">
        <style:list-level-properties text:list-level-position-and-space-mode="label-alignment">
          <style:list-level-label-alignment text:label-followed-by="listtab" fo:text-indent="-0.799cm" fo:margin-left="2.499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B" style:display-name="anak pasal dari B">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C" style:display-name="anak pasal dari C">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D" style:display-name="anak pasal dari D">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 style:display-name="sub sub anak pasal ">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a_29_" style:display-name="sub sub anak pasal dari a)">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2" style:display-name="sub anak pasal dari 2">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b_29_" style:display-name="sub sub anak pasal dari b)">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3" style:display-name="sub anak pasal dari 3">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1428f" officeooo:paragraph-rsid="0011428f"/>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ent-style-name="Header">
      <style:text-properties fo:language="id" fo:country="ID"/>
    </style:style>
    <style:style style:name="MP5" style:family="paragraph" style:parent-style-name="Footer">
      <style:text-properties fo:language="id" fo:country="ID"/>
    </style:style>
    <style:style style:name="MP6" style:family="paragraph" style:parent-style-name="Footer">
      <style:paragraph-properties fo:text-align="center" style:justify-single-word="false"/>
      <style:text-properties fo:language="id" fo:country="ID"/>
    </style:style>
    <style:style style:name="MT1" style:family="text">
      <style:text-properties style:font-name="Times New Roman" fo:language="id" fo:country="ID"/>
    </style:style>
    <style:style style:name="MT2" style:family="text">
      <style:text-properties style:font-name="Times New Roman" fo:font-size="12pt" style:font-size-asian="12pt" style:font-size-complex="12pt"/>
    </style:style>
    <style:page-layout style:name="Mpm1">
      <style:page-layout-properties fo:page-width="21.001cm" fo:page-height="29.7cm" style:num-format="1" style:print-orientation="portrait" fo:margin-top="2cm" fo:margin-bottom="2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style:header-style>
      <style:footer-style>
        <style:header-footer-properties fo:min-height="1.499cm" fo:margin-left="0cm" fo:margin-right="0cm" fo:margin-top="1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style:header-style>
      <style:footer-style>
        <style:header-footer-properties fo:min-height="1.101cm" fo:margin-left="0cm" fo:margin-right="0cm" fo:margin-top="1cm" fo:background-color="transparent" style:dynamic-spacing="false" draw:fill="non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27cm" fo:margin-bottom="1.27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header>
        <text:p text:style-name="MP1"><text:page-number text:select-page="current">14</text:page-number></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MP2"><text:page-number text:select-page="current">4</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Converted2" style:page-layout-name="Mpm10" style:next-style-name="Converted1">
      <style:header>
        <text:p text:style-name="MP3"><text:page-number text:select-page="current">5</text:page-number></text:p>
        <text:p text:style-name="MP4"/>
      </style:header>
      <style:footer>
        <text:p text:style-name="MP2"><text:span text:style-name="MT1">4</text:span></text:p>
        <text:p text:style-name="MP5"/>
      </style:footer>
    </style:master-page>
    <style:master-page style:name="Converted1" style:page-layout-name="Mpm10">
      <style:header>
        <text:p text:style-name="MP3"><text:span text:style-name="MT2"><text:page-number text:select-page="current">6</text:page-number></text:span></text:p>
        <text:p text:style-name="MP4"/>
      </style:header>
      <style:footer>
        <text:p text:style-name="MP6"/>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7:20:56.990242752</meta:creation-date>
    <dc:date>2019-07-09T23:45:07.898463850</dc:date>
    <meta:editing-duration>PT2H31M12S</meta:editing-duration>
    <meta:editing-cycles>10</meta:editing-cycles>
    <meta:generator>LibreOffice/6.0.7.3$Linux_X86_64 LibreOffice_project/00m0$Build-3</meta:generator>
    <meta:document-statistic meta:table-count="0" meta:image-count="0" meta:object-count="0" meta:page-count="12" meta:paragraph-count="110" meta:word-count="1962" meta:character-count="14246" meta:non-whitespace-character-count="12418"/>
  </office:meta>
</office:document-meta>
</file>